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4cm" fo:min-width="69.964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2" style:family="text">
      <style:text-properties fo:color="#ff00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3" style:family="text">
      <style:text-properties fo:color="#ff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4" style:family="text">
      <style:text-properties fo:color="#00dc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5" style:family="text">
      <style:text-properties fo:color="#3deb3d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13.706cm" svg:height="11.454cm" svg:x="2.456cm" svg:y="0.938cm">
          <draw:text-box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4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it" fo:country="I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9-05-19T10:04:55</meta:creation-date>
    <dc:date>2010-07-30T09:31:26</dc:date>
    <meta:editing-cycles>4</meta:editing-cycles>
    <meta:editing-duration>PT4M37S</meta:editing-duration>
    <meta:document-statistic meta:object-count="1"/>
    <meta:user-defined meta:name="Info 0"/>
    <meta:user-defined meta:name="Info 1"/>
    <meta:user-defined meta:name="Info 2"/>
    <meta:user-defined meta:name="Info 3"/>
  </office:meta>
</office:document-meta>
</file>